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4pt" fo:font-style="italic"/>
    </style:style>
    <style:style style:name="T8" style:family="text">
      <style:text-properties fo:font-size="24pt"/>
    </style:style>
    <style:style style:name="T9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id="id2"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id="id3" text:style-name="P6">Software design is not that mature compared to design in other engineering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id="id4"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id="id5"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id="id6" text:style-name="P6"><text:span text:style-name="T4">Design model: data design, architectural design, interface design, procedura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id="id8"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id="id9"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id="id10"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id="id13"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id="id15"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id="id16"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id="id18"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id="id21"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id="id22"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id="id23" text:style-name="P6">Subsequent refinements are made at each iteration but still traceable to the requir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Formal Technical Reviews/Walkthrough</text:p>
              </text:list-item>
            </text:list>
            <text:list text:style-name="L2">
              <text:list-item>
                <text:p text:id="id25"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id="id26"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Must provide a complete picture of the software: data, functional, and behavioral dom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id="id30"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1"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2"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3"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id="id35"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36"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id="id38"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id="id39"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id="id40"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id="id41"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id="id42" text:style-name="P7">Use of “design patterns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3"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id="id44"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id="id45"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id="id46" text:style-name="P7">It appears that one person developed the entire t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6">Design should be structured to accommodate change</text:p>
              </text:list-item>
            </text:list>
            <text:list text:style-name="L2">
              <text:list-item>
                <text:p text:id="id48"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id="id49"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id="id50"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id="id51"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6">Design should be assessed for quality as it is being created, not after the fact</text:p>
              </text:list-item>
            </text:list>
            <text:list text:style-name="L2">
              <text:list-item>
                <text:p text:id="id53"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id="id54" text:style-name="P7">Don't miss forest for the tre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id="id56"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id="id59"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id="id60"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id="id61"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id="id62"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ex. 'open' the do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4" text:style-name="P6">Data Abstraction</text:p>
              </text:list-item>
            </text:list>
            <text:list text:style-name="L2">
              <text:list-item>
                <text:list>
                  <text:list-item>
                    <text:p text:id="id65"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id="id67"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id="id68"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ex. semaph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id="id70"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id="id71"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id="id73"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id="id74" text:style-name="P6">Problem decomposed into procedure/functions, then into program stat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id="id76" text:style-name="P6">Easier to solve a complex problem when you break it into manageable pieces</text:p>
              </text:list-item>
            </text:list>
            <text:list text:style-name="L2">
              <text:list-item>
                <text:p text:id="id77" text:style-name="P6">Up to when should we “break” a complex problem?</text:p>
              </text:list-item>
            </text:list>
            <text:list text:style-name="L2">
              <text:list-item>
                <text:list>
                  <text:list-item>
                    <text:p text:id="id78" text:style-name="P7">Consider the cost of integ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2">
              <text:list-item>
                <text:p text:id="id79" text:style-name="P6">Criteria for evaluating a design method with respect to ability to define a modular system</text:p>
              </text:list-item>
            </text:list>
            <text:list text:style-name="L2">
              <text:list-item>
                <text:list>
                  <text:list-item>
                    <text:p text:id="id80" text:style-name="P7">Modular 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7">Modular 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7">Modular 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7">Modular Continu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7">Modular Protection</text:p>
                  </text:list-item>
                </text:list>
              </text:list-item>
            </text:list>
            <text:list text:style-name="L2">
              <text:list-item>
                <text:p text:id="id85" text:style-name="P6">Possible for design to be modular but implementation is monolith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6" text:style-name="P6">The overall structure of the software and the ways in which that structure provides conceptual integrity for a system</text:p>
              </text:list-item>
            </text:list>
            <text:list text:style-name="L2">
              <text:list-item>
                <text:p text:id="id87" text:style-name="P6">Hierarchical structure of program components (modules), manner in which these components interact, and the structure of the data that are used by the components</text:p>
              </text:list-item>
            </text:list>
            <text:list text:style-name="L2">
              <text:list-item>
                <text:p text:id="id88" text:style-name="P6">Major system elements and their inte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id="id89" text:style-name="P6">Properties that must be specified as part of architectural design</text:p>
              </text:list-item>
            </text:list>
            <text:list text:style-name="L2">
              <text:list-item>
                <text:list>
                  <text:list-item>
                    <text:p text:id="id90" text:style-name="P7">Structur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9">Defines components of system (modules, objects, filters) and the manner they inter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7">Extra-function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3" text:style-name="P9">Address how architecture achieves requirements for performance, capacity, reliability, security, adaptability, and other system characterist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7">Families of Rela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9">Reuse of architectural building block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6">Representing Architectural Design</text:p>
              </text:list-item>
            </text:list>
            <text:list text:style-name="L2">
              <text:list-item>
                <text:list>
                  <text:list-item>
                    <text:p text:id="id97" text:style-name="P7">Structural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7">Framework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7">Dynamic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Process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7">Functional Mode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id="id102" text:style-name="P6">Aka Program Structure</text:p>
              </text:list-item>
            </text:list>
            <text:list text:style-name="L2">
              <text:list-item>
                <text:list>
                  <text:list-item>
                    <text:p text:id="id103" text:style-name="P7">Organization of program components and implies a hierarchy of controls</text:p>
                  </text:list-item>
                </text:list>
              </text:list-item>
            </text:list>
            <text:list text:style-name="L2">
              <text:list-item>
                <text:p text:id="id104" text:style-name="P6">Represented as a tree-like diagram</text:p>
              </text:list-item>
            </text:list>
            <text:list text:style-name="L2">
              <text:list-item>
                <text:p text:id="id105"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06" text:style-name="P7"><text:span text:style-name="T7">Depth</text:span><text:span text:style-name="T8"> – number of levels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<text:span text:style-name="T7">Width</text:span><text:span text:style-name="T8"> – overall span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7"><text:span text:style-name="T7">Fan-out</text:span><text:span text:style-name="T8"> – number of modules directly controlled by a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7"><text:span text:style-name="T7">Fan-in</text:span><text:span text:style-name="T8"> – indicates how many modules control a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4.488cm" svg:x="1.4cm" svg:y="4.914cm" presentation:class="outline" presentation:user-transformed="true">
          <draw:text-box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10" text:style-name="P7"><text:span text:style-name="T9">Superordinate</text:span> – a modules that controls anoth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7"><text:span text:style-name="T9">Subordinate</text:span> – a module that is controlled by another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7"><text:span text:style-name="T9">Visibility</text:span> – set of program components that may be invoked or used as data by a given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7"><text:span text:style-name="T9">Connectivity</text:span> – set of components that are directly invoked or used as data by a compon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4.459cm" svg:x="1.4cm" svg:y="4.914cm" presentation:class="outline" presentation:user-transformed="true">
          <draw:text-box>
            <text:list text:style-name="L2">
              <text:list-item>
                <text:p text:id="id114" text:style-name="P6">Horizontal and vertical partitioning should be done</text:p>
              </text:list-item>
            </text:list>
            <text:list text:style-name="L2">
              <text:list-item>
                <text:p text:id="id115" text:style-name="P6">Horizontal</text:p>
              </text:list-item>
            </text:list>
            <text:list text:style-name="L2">
              <text:list-item>
                <text:list>
                  <text:list-item>
                    <text:p text:id="id116" text:style-name="P7">Defines separate branches for each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7">Control modules coordinate communication betwee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Benef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9">Easy to extend, test, and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9">Fewer propagation of side-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7">Disadvantage: more data needs to be pa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6">Vertical</text:p>
              </text:list-item>
            </text:list>
            <text:list text:style-name="L2">
              <text:list-item>
                <text:list>
                  <text:list-item>
                    <text:p text:id="id123" text:style-name="P7">Also called factoring, top-dow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Top level modules are <text:span text:style-name="T9">control mod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Low level modules perform the processing (<text:span text:style-name="T9">worker modules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Generally, change in software revolves around input, processing,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9">Fewer side effect propagation because changes occur at the worker mod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9">Justifies vertical partition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29" text:style-name="P6">Representation of the logical relationship among individual elements of data</text:p>
              </text:list-item>
            </text:list>
            <text:list text:style-name="L2">
              <text:list-item>
                <text:p text:id="id130" text:style-name="P6">As important as program structure</text:p>
              </text:list-item>
            </text:list>
            <text:list text:style-name="L2">
              <text:list-item>
                <text:p text:id="id131" text:style-name="P6">Dictates the organization, methods of access, degrees of associativity, and processing alternatives for information</text:p>
              </text:list-item>
            </text:list>
            <text:list text:style-name="L2">
              <text:list-item>
                <text:p text:id="id132" text:style-name="P6">Think CMSC 123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6">Scalar</text:p>
              </text:list-item>
            </text:list>
            <text:list text:style-name="L2">
              <text:list-item>
                <text:list>
                  <text:list-item>
                    <text:p text:id="id134" text:style-name="P7">Single element of information addressed by an identifier</text:p>
                  </text:list-item>
                </text:list>
              </text:list-item>
            </text:list>
            <text:list text:style-name="L2">
              <text:list-item>
                <text:p text:id="id135" text:style-name="P6">Sequential Vector</text:p>
              </text:list-item>
            </text:list>
            <text:list text:style-name="L2">
              <text:list-item>
                <text:list>
                  <text:list-item>
                    <text:p text:id="id136" text:style-name="P7">Scalar items organized as a list or contiguous group</text:p>
                  </text:list-item>
                </text:list>
              </text:list-item>
            </text:list>
            <text:list text:style-name="L2">
              <text:list-item>
                <text:p text:id="id137" text:style-name="P6">N-dimensional space, Arrays</text:p>
              </text:list-item>
            </text:list>
            <text:list text:style-name="L2">
              <text:list-item>
                <text:list>
                  <text:list-item>
                    <text:p text:id="id138" text:style-name="P7">Extended Sequential Vec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Struct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39" text:style-name="P6">Abstract Data Types</text:p>
              </text:list-item>
            </text:list>
            <text:list text:style-name="L2">
              <text:list-item>
                <text:list>
                  <text:list-item>
                    <text:p text:id="id140" text:style-name="P7">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7">St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7">Que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7">Tre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7">Grap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7">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dur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6">Focus on the processing details of each module individually</text:p>
              </text:list-item>
            </text:list>
            <text:list text:style-name="L2">
              <text:list-item>
                <text:p text:id="id147" text:style-name="P6">Precise specification of processing</text:p>
              </text:list-item>
            </text:list>
            <text:list text:style-name="L2">
              <text:list-item>
                <text:list>
                  <text:list-item>
                    <text:p text:id="id148" text:style-name="P7">Sequence of ev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9" text:style-name="P7">Exact decision 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7">Repetitive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7">Data organization/structure</text:p>
                  </text:list-item>
                </text:list>
              </text:list-item>
            </text:list>
            <text:list text:style-name="L2">
              <text:list-item>
                <text:p text:id="id152" text:style-name="P6">Zoom-in on mod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formation Hiding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153" text:style-name="P6">Modules should be “characterized by design decision that (each) hides from all others”</text:p>
              </text:list-item>
            </text:list>
            <text:list text:style-name="L2">
              <text:list-item>
                <text:p text:id="id154" text:style-name="P6">Modules should be designed so that information contain within a module is inaccessible to other modules that have no need for such information</text:p>
              </text:list-item>
            </text:list>
            <text:list text:style-name="L2">
              <text:list-item>
                <text:p text:id="id155" text:style-name="P6">Enforces access constraints to both procedural detail within a module and any local data stru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formation Hid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6" text:style-name="P6">Beneficial when modifications are required during testing and maintenance</text:p>
              </text:list-item>
            </text:list>
            <text:list text:style-name="L2">
              <text:list-item>
                <text:p text:id="id157" text:style-name="P6">Prevents propagation of errors – side eff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Effective Modular Desig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58" text:style-name="P6">Benefits</text:p>
              </text:list-item>
            </text:list>
            <text:list text:style-name="L2">
              <text:list-item>
                <text:list>
                  <text:list-item>
                    <text:p text:id="id159" text:style-name="P7">Reduces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7">Facilitates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1" text:style-name="P7">Parallel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Functional Independ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2" text:style-name="P6">Each module addresses a specific subfunction of requirements and has a simple interface</text:p>
              </text:list-item>
            </text:list>
            <text:list text:style-name="L2">
              <text:list-item>
                <text:p text:id="id163" text:style-name="P6">Benefits</text:p>
              </text:list-item>
            </text:list>
            <text:list text:style-name="L2">
              <text:list-item>
                <text:list>
                  <text:list-item>
                    <text:p text:id="id164" text:style-name="P7">Easier to maintain and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5" text:style-name="P7">Reduced error propag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6" text:style-name="P7">Reusability</text:p>
                  </text:list-item>
                </text:list>
              </text:list-item>
            </text:list>
            <text:list text:style-name="L2">
              <text:list-item>
                <text:p text:id="id167" text:style-name="P6">Qualitative Criteria: cohesion and cou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hes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8" text:style-name="P6">Each module should do only one thing</text:p>
              </text:list-item>
            </text:list>
            <text:list text:style-name="L2">
              <text:list-item>
                <text:p text:id="id169" text:style-name="P6">Strive for high cohesion</text:p>
              </text:list-item>
            </text:list>
            <text:list text:style-name="L2">
              <text:list-item>
                <text:p text:id="id170" text:style-name="P6">Types</text:p>
              </text:list-item>
            </text:list>
            <text:list text:style-name="L2">
              <text:list-item>
                <text:list>
                  <text:list-item>
                    <text:p text:id="id171" text:style-name="P7">Coincidentally cohe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9">Tasks relate to each other loos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7">Logically cohe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9">Tasks are related logical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7">Tempor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9">Tasks must be executed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hes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7" text:style-name="P6">Types</text:p>
              </text:list-item>
            </text:list>
            <text:list text:style-name="L2">
              <text:list-item>
                <text:list>
                  <text:list-item>
                    <text:p text:id="id178" text:style-name="P7">Procedur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9">Processing elements are related and must be executed in a specific or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7">Communicational cohe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1" text:style-name="P9">Processing elements concentrate on one are of a data structur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upling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82" text:style-name="P6">Measure of interconnection among modules</text:p>
              </text:list-item>
            </text:list>
            <text:list text:style-name="L2">
              <text:list-item>
                <text:p text:id="id183" text:style-name="P6">To be continue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84" text:style-name="P6">Design is the technical kernel of software engineering</text:p>
              </text:list-item>
            </text:list>
            <text:list text:style-name="L2">
              <text:list-item>
                <text:p text:id="id185"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id="id186" text:style-name="P6">Design is used to assess quality</text:p>
              </text:list-item>
            </text:list>
            <text:list text:style-name="L2">
              <text:list-item>
                <text:p text:id="id187" text:style-name="P6">Modularity (data and program) is important in design</text:p>
              </text:list-item>
            </text:list>
            <text:list text:style-name="L2">
              <text:list-item>
                <text:p text:id="id188" text:style-name="P6">Design should not be rush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9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8-02-20T07:19:15</dc:date>
    <meta:print-date>2008-02-04T07:26:42</meta:print-date>
    <dc:language>en-US</dc:language>
    <meta:editing-cycles>2735</meta:editing-cycles>
    <meta:editing-duration>P2DT11H34M59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